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2CallMetaDataProvider.initializeWithMetaData( DatabaseMetaData databaseMeta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b2CallMetaDataProvider.metaDataSchemaNameToUse( @ Nullable String schema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b2CallMetaDataProvider.Db2Call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